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#Linie</text:p>
          </table:table-cell>
          <table:table-cell office:value-type="string" table:style-name="ce1">
            <text:p>Länge in px</text:p>
          </table:table-cell>
          <table:table-cell office:value-type="string" table:style-name="ce1">
            <text:p>Fehler in px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gibt’s nicht</text:p>
          </table:table-cell>
          <table:table-cell table:number-columns-repeated="16382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number-rows-repeated="1048520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Christian</dc:creator>
    <meta:creation-date>2014-10-25T11:08:09Z</meta:creation-date>
    <dc:date>2014-10-25T12:15:24Z</dc:date>
    <meta:editing-duration>PT0S</meta:editing-duration>
  </office:meta>
</office:document-meta>
</file>